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  <style:font-face style:name="源柔ゴシック Medium" svg:font-family="'源柔ゴシック Medium'" style:font-family-generic="modern" style:font-pitch="variable"/>
    <style:font-face style:name="源柔ゴシック Medium1" svg:font-family="'源柔ゴシック Medium'" style:font-adornments="標準" style:font-family-generic="modern" style:font-pitch="variable"/>
    <style:font-face style:name="源柔ゴシック Medium2" svg:font-family="'源柔ゴシック Medium'" style:font-adornments="Regular" style:font-family-generic="modern" style:font-pitch="variable"/>
    <style:font-face style:name="源柔ゴシックP Medium" svg:font-family="'源柔ゴシックP Medium'" style:font-family-generic="modern" style:font-pitch="variable"/>
    <style:font-face style:name="源柔ゴシック等幅 Medium" svg:font-family="'源柔ゴシック等幅 Medium'" style:font-adornments="標準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Forestbird-title">
      <style:graphic-properties fo:min-height="2.629cm" loext:decorative="false"/>
      <style:paragraph-properties style:writing-mode="lr-tb"/>
    </style:style>
    <style:style style:name="pr2" style:family="presentation" style:parent-style-name="Forestbird-outline1">
      <style:graphic-properties draw:textarea-horizontal-align="center" fo:min-height="8.884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Forestbird-title">
      <style:graphic-properties fo:min-height="2.5cm" loext:decorative="false"/>
      <style:paragraph-properties style:writing-mode="lr-tb"/>
    </style:style>
    <style:style style:name="pr5" style:family="presentation" style:parent-style-name="Forestbird-outline1">
      <style:graphic-properties fo:min-height="9.25cm" loext:decorative="false"/>
      <style:paragraph-properties style:writing-mode="lr-tb"/>
    </style:style>
    <style:style style:name="pr6" style:family="presentation" style:parent-style-name="Forestbird-notes">
      <style:graphic-properties draw:fill-color="#ffffff" draw:auto-grow-height="false" fo:min-height="14.001cm" loext:decorative="false"/>
      <style:paragraph-properties style:writing-mode="lr-tb"/>
    </style:style>
    <style:style style:name="pr7" style:family="presentation" style:parent-style-name="Forestbird-title">
      <style:graphic-properties fo:min-height="3.5cm" loext:decorative="false"/>
      <style:paragraph-properties style:writing-mode="lr-tb"/>
    </style:style>
    <style:style style:name="pr8" style:family="presentation" style:parent-style-name="Forestbird-outline1">
      <style:graphic-properties draw:textarea-horizontal-align="center" fo:min-height="9.25cm" loext:decorative="false"/>
      <style:paragraph-properties style:writing-mode="lr-tb"/>
    </style:style>
    <style:style style:name="P1" style:family="paragraph">
      <style:text-properties style:font-name="源柔ゴシックP Medium" style:font-name-asian="源柔ゴシックP Medium"/>
    </style:style>
    <style:style style:name="P2" style:family="paragraph">
      <style:paragraph-properties fo:text-align="end"/>
      <style:text-properties style:font-name="源柔ゴシックP Medium" style:font-name-asian="源柔ゴシックP Medium"/>
    </style:style>
    <style:style style:name="P3" style:family="paragraph">
      <style:paragraph-properties fo:text-align="center"/>
      <style:text-properties style:font-name="源柔ゴシックP Medium" style:font-name-asian="源柔ゴシックP Medium"/>
    </style:style>
    <style:style style:name="P4" style:family="paragraph">
      <loext:graphic-properties draw:fill-color="#ffffff"/>
    </style:style>
    <style:style style:name="P5" style:family="paragraph">
      <style:text-properties style:font-name="源柔ゴシック Medium2" style:font-name-asian="源柔ゴシック Medium2"/>
    </style:style>
    <style:style style:name="P6" style:family="paragraph">
      <style:text-properties style:font-name="源柔ゴシック Medium" style:font-name-asian="源柔ゴシック Medium"/>
    </style:style>
    <style:style style:name="P7" style:family="paragraph">
      <style:paragraph-properties fo:text-align="center"/>
    </style:style>
    <style:style style:name="T1" style:family="text">
      <style:text-properties style:font-name="源柔ゴシックP Medium" fo:font-size="40pt" style:font-name-asian="源柔ゴシックP Medium" style:font-size-asian="40pt" style:font-size-complex="40pt"/>
    </style:style>
    <style:style style:name="T2" style:family="text">
      <style:text-properties style:font-name="源柔ゴシックP Medium" style:font-name-asian="源柔ゴシックP Medium"/>
    </style:style>
    <style:style style:name="T3" style:family="text">
      <style:text-properties style:font-name="源柔ゴシック Medium2" style:font-name-asian="源柔ゴシック Medium2"/>
    </style:style>
    <style:style style:name="T4" style:family="text">
      <style:text-properties fo:color="#c9211e" loext:opacity="100%" style:font-name="源柔ゴシック Medium2" style:font-name-asian="源柔ゴシック Medium2"/>
    </style:style>
    <style:style style:name="T5" style:family="text">
      <style:text-properties style:font-name="源柔ゴシック Medium" style:font-name-asian="源柔ゴシック Mediu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1">
        <draw:frame presentation:style-name="pr1" draw:text-style-name="P1" draw:layer="layout" svg:width="25.199cm" svg:height="2.629cm" svg:x="1.5cm" svg:y="5cm" presentation:class="title" presentation:user-transformed="true">
          <draw:text-box>
            <text:p text:style-name="P1"><text:span text:style-name="T1">V9968 </text:span><text:span text:style-name="T1">開発進捗報告</text:span></text:p>
          </draw:text-box>
        </draw:frame>
        <draw:frame presentation:style-name="pr2" draw:text-style-name="P2" draw:layer="layout" svg:width="25.199cm" svg:height="4.319cm" svg:x="1.4cm" svg:y="8.5cm" presentation:class="outline" presentation:user-transformed="true">
          <draw:text-box>
            <text:list text:style-name="L2">
              <text:list-header>
                <text:p text:style-name="P2"><text:span text:style-name="T2">2025</text:span><text:span text:style-name="T2">年</text:span><text:span text:style-name="T2">12</text:span><text:span text:style-name="T2">月</text:span><text:span text:style-name="T2">13</text:span><text:span text:style-name="T2">日</text:span></text:p>
                <text:p text:style-name="P3"><text:span text:style-name="T2">HRA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1T1">
        <draw:frame presentation:style-name="pr4" draw:text-style-name="P5" draw:layer="layout" svg:width="25cm" svg:height="2.5cm" svg:x="1.5cm" svg:y="0.5cm" presentation:class="title">
          <draw:text-box>
            <text:p text:style-name="P5"><text:span text:style-name="T3">V9968</text:span><text:span text:style-name="T3">と</text:span><text:span text:style-name="T3">V9978</text:span><text:span text:style-name="T3">棲み分け</text:span></text:p>
          </draw:text-box>
        </draw:frame>
        <draw:frame presentation:style-name="pr5" draw:text-style-name="P5" draw:layer="layout" svg:width="25cm" svg:height="9.5cm" svg:x="1.5cm" svg:y="3.5cm" presentation:class="outline">
          <draw:text-box>
            <text:list text:style-name="L2">
              <text:list-item>
                <text:p text:style-name="P5"><text:span text:style-name="T3">ゴメンナサイ</text:span><text:span text:style-name="T3">! </text:span><text:span text:style-name="T4">6</text:span><text:span text:style-name="T4">月発表時点から大きく変わっています</text:span></text:p>
              </text:list-item>
              <text:list-item>
                <text:p text:style-name="P5"><text:span text:style-name="T3">V9968</text:span><text:span text:style-name="T3">は </text:span><text:span text:style-name="T3">V9958</text:span><text:span text:style-name="T3">の改良版</text:span></text:p>
                <text:list>
                  <text:list-item>
                    <text:p text:style-name="P5"><text:span text:style-name="T3">これまで</text:span><text:span text:style-name="T3">V9958</text:span><text:span text:style-name="T3">を使ってきて色々見つかった不満点を軽減する</text:span></text:p>
                  </text:list-item>
                </text:list>
              </text:list-item>
              <text:list-item>
                <text:p text:style-name="P5"><text:span text:style-name="T3">V9978</text:span><text:span text:style-name="T3">は </text:span><text:span text:style-name="T3">V9990</text:span><text:span text:style-name="T3">の統合版</text:span></text:p>
                <text:list>
                  <text:list-item>
                    <text:p text:style-name="P5"><text:span text:style-name="T3">V9958</text:span><text:span text:style-name="T3">互換が入った</text:span><text:span text:style-name="T3">V9990</text:span><text:span text:style-name="T3">、つまり</text:span><text:span text:style-name="T3">V9978</text:span><text:span text:style-name="T3">がもし出来ていたら？</text:span></text:p>
                  </text:list-item>
                  <text:list-item>
                    <text:p text:style-name="P5"><text:span text:style-name="T3">既存の</text:span><text:span text:style-name="T3">9990</text:span><text:span text:style-name="T3">カートリッジとは共存したい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1T1">
        <draw:frame presentation:style-name="pr4" draw:text-style-name="P6" draw:layer="layout" svg:width="25cm" svg:height="2.5cm" svg:x="1.5cm" svg:y="0.5cm" presentation:class="title">
          <draw:text-box>
            <text:p text:style-name="P6"><text:span text:style-name="T5">V9968</text:span><text:span text:style-name="T5">スペック</text:span></text:p>
          </draw:text-box>
        </draw:frame>
        <draw:frame presentation:style-name="pr5" draw:text-style-name="P6" draw:layer="layout" svg:width="25cm" svg:height="9.5cm" svg:x="1.5cm" svg:y="3.5cm" presentation:class="outline">
          <draw:text-box>
            <text:list text:style-name="L2">
              <text:list-item>
                <text:p text:style-name="P6"><text:span text:style-name="T5">V9958</text:span><text:span text:style-name="T5">互換</text:span></text:p>
              </text:list-item>
              <text:list-item>
                <text:p text:style-name="P6"><text:span text:style-name="T5">VRAM 256KB</text:span></text:p>
              </text:list-item>
              <text:list-item>
                <text:p text:style-name="P6"><text:span text:style-name="T5">Sprite Mode3</text:span><text:span text:style-name="T5">追加</text:span></text:p>
              </text:list-item>
              <text:list-item>
                <text:p text:style-name="P6"><text:span text:style-name="T5">32768</text:span><text:span text:style-name="T5">色中</text:span><text:span text:style-name="T5">256</text:span><text:span text:style-name="T5">色パレット追加</text:span></text:p>
              </text:list-item>
              <text:list-item>
                <text:p text:style-name="P6"><text:span text:style-name="T5">VDP</text:span><text:span text:style-name="T5">コマンド高速モード追加</text:span></text:p>
              </text:list-item>
              <text:list-item>
                <text:p text:style-name="P6"><text:span text:style-name="T5">垂直スクロール非追従モード追加</text:span></text:p>
              </text:list-item>
              <text:list-item>
                <text:p text:style-name="P6"><text:span text:style-name="T5">新</text:span><text:span text:style-name="T5">VDP</text:span><text:span text:style-name="T5">コマンド追加</text:span><text:span text:style-name="T5">(3</text:span><text:span text:style-name="T5">コマンド</text:span><text:span text:style-name="T5">)</text:span></text:p>
              </text:list-item>
              <text:list-item>
                <text:p text:style-name="P6"><text:span text:style-name="T5">フラットなインターレースモード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V9958互換</text:p>
          </draw:text-box>
        </draw:frame>
        <draw:frame presentation:style-name="pr5" draw:layer="layout" svg:width="25cm" svg:height="9.5cm" svg:x="1.5cm" svg:y="3.5cm" presentation:class="outline">
          <draw:text-box>
            <text:list text:style-name="L2">
              <text:list-item>
                <text:p>概ね互換</text:p>
                <text:list>
                  <text:list-item>
                    <text:p>100%互換と言い切るのは難しい</text:p>
                  </text:list-item>
                </text:list>
              </text:list-item>
              <text:list-item>
                <text:p>ほんのちょっと速いVDPコマンド</text:p>
                <text:list>
                  <text:list-item>
                    <text:p>完全に同じ速度にするのは困難</text:p>
                  </text:list-item>
                </text:list>
              </text:list-item>
              <text:list-item>
                <text:p>未定義動作の非互換</text:p>
                <text:list>
                  <text:list-item>
                    <text:p>仕様書にも書かれていない部分の互換をとるのは難し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VRAM 256KB</text:p>
          </draw:text-box>
        </draw:frame>
        <draw:frame presentation:style-name="pr5" draw:layer="layout" svg:width="25cm" svg:height="9.5cm" svg:x="1.5cm" svg:y="3.5cm" presentation:class="outline">
          <draw:text-box>
            <text:list text:style-name="L2">
              <text:list-item>
                <text:p>起動時は 128KB の挙動</text:p>
                <text:list>
                  <text:list-item>
                    <text:p>これは互換性のため</text:p>
                  </text:list-item>
                </text:list>
              </text:list-item>
              <text:list-item>
                <text:p>256KBモードに切り替えて使う</text:p>
                <text:list>
                  <text:list-item>
                    <text:p>SCREEN5 で 8page, SCREEN8 で 4page 使えま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Sprite Mode3</text:p>
          </draw:text-box>
        </draw:frame>
        <draw:frame presentation:style-name="pr5" draw:layer="layout" svg:width="25cm" svg:height="9.5cm" svg:x="1.5cm" svg:y="3.5cm" presentation:class="outline">
          <draw:text-box>
            <text:list text:style-name="L2">
              <text:list-item>
                <text:p>Dot by dot で 15色+透明 が使える</text:p>
              </text:list-item>
              <text:list-item>
                <text:p>16種類のパレットセットから選択して使える(Plane毎)</text:p>
              </text:list-item>
              <text:list-item>
                <text:p>水平最大16枚、1画面内64枚の Plane表示</text:p>
              </text:list-item>
              <text:list-item>
                <text:p>EC bit を廃して符号付きの素直な座標指定</text:p>
              </text:list-item>
              <text:list-item>
                <text:p>16x16, 16x32, 16x64, 16x128 から選択(Plane毎)</text:p>
              </text:list-item>
              <text:list-item>
                <text:p>1x1～256x256サイズへのリサイズ(Plane毎)</text:p>
              </text:list-item>
              <text:list-item>
                <text:p>0%/25%/50%/75% の半透明 (Plane毎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32768色中256色パレット</text:p>
          </draw:text-box>
        </draw:frame>
        <draw:frame presentation:style-name="pr5" draw:layer="layout" svg:width="25cm" svg:height="9.5cm" svg:x="1.5cm" svg:y="3.5cm" presentation:class="outline">
          <draw:text-box>
            <text:list text:style-name="L2">
              <text:list-item>
                <text:p>R:G:B各要素が 0～31 の 32段階で指定可能</text:p>
              </text:list-item>
              <text:list-item>
                <text:p>SCREEN8 の 256色がパレットに変化</text:p>
              </text:list-item>
              <text:list-item>
                <text:p>256色を 16色 × 16セットとみなし、SpriteMode3 でも利用</text:p>
              </text:list-item>
              <text:list-item>
                <text:p>SCREEN0～7,10,11 では PaletteSet#0 を背景に利用</text:p>
              </text:list-item>
              <text:list-item>
                <text:p>R#16, VDP Port#2 を使った設定方法が変化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VDPコマンド高速モード</text:p>
          </draw:text-box>
        </draw:frame>
        <draw:frame presentation:style-name="pr5" draw:layer="layout" svg:width="25cm" svg:height="9.5cm" svg:x="1.5cm" svg:y="3.5cm" presentation:class="outline">
          <draw:text-box>
            <text:list text:style-name="L2">
              <text:list-item>
                <text:p>互換モードは わざわざウェイトを入れて遅くしている</text:p>
              </text:list-item>
              <text:list-item>
                <text:p>高速モードはノーウェイトで動かすモード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垂直スクロール非追従モード</text:p>
          </draw:text-box>
        </draw:frame>
        <draw:frame presentation:style-name="pr5" draw:layer="layout" svg:width="25cm" svg:height="9.5cm" svg:x="1.5cm" svg:y="3.5cm" presentation:class="outline">
          <draw:text-box>
            <text:list text:style-name="L2">
              <text:list-item>
                <text:p>スプライト非追従モード</text:p>
              </text:list-item>
              <text:list-item>
                <text:p>走査線割り込み非追従モード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新VDPコマンド</text:p>
          </draw:text-box>
        </draw:frame>
        <draw:frame presentation:style-name="pr5" draw:layer="layout" svg:width="25cm" svg:height="9.5cm" svg:x="1.5cm" svg:y="3.5cm" presentation:class="outline">
          <draw:text-box>
            <text:list text:style-name="L2">
              <text:list-item>
                <text:p>LRMM (Logical Rotate Memory To Memory)</text:p>
                <text:list>
                  <text:list-item>
                    <text:p>ロジカルオペレーションに対応した回転拡大縮小付きコピー</text:p>
                  </text:list-item>
                </text:list>
              </text:list-item>
              <text:list-item>
                <text:p>LFMC (Logical Font CPU to Memory)</text:p>
                <text:list>
                  <text:list-item>
                    <text:p>ロジカルオペレーションに対応した 1bpp イメージ描画</text:p>
                  </text:list-item>
                </text:list>
              </text:list-item>
              <text:list-item>
                <text:p>LFMM (Logical Font Memory to Memory)</text:p>
                <text:list>
                  <text:list-item>
                    <text:p>ロジカルオペレーションに対応したVRAM上フォント描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フラットなインターレースモード</text:p>
          </draw:text-box>
        </draw:frame>
        <draw:frame presentation:style-name="pr5" draw:layer="layout" svg:width="25cm" svg:height="9.5cm" svg:x="1.5cm" svg:y="3.5cm" presentation:class="outline">
          <draw:text-box>
            <text:list text:style-name="L2">
              <text:list-item>
                <text:p>SCREEN7インターレースモードが 512×424 の扱い</text:p>
              </text:list-item>
              <text:list-item>
                <text:p>表示のチラつきは健在！</text:p>
              </text:list-item>
              <text:list-item>
                <text:p>VDPコマンドで素直に線や画像を描画できる</text:p>
              </text:list-item>
              <text:list-item>
                <text:p>LFMC/LFMMと組み合わせれば高解像度漢字表示も容易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V9978予定</text:p>
          </draw:text-box>
        </draw:frame>
        <draw:frame presentation:style-name="pr5" draw:layer="layout" svg:width="25cm" svg:height="9.5cm" svg:x="1.5cm" svg:y="3.5cm" presentation:class="outline">
          <draw:text-box>
            <text:list text:style-name="L2">
              <text:list-item>
                <text:p>V9990の主要な機能を取り込み</text:p>
              </text:list-item>
              <text:list-item>
                <text:p>VRAM 8MB</text:p>
              </text:list-item>
              <text:list-item>
                <text:p>VDPコマンド トライアングルフィル(三角形塗りつぶし)</text:p>
              </text:list-item>
              <text:list-item>
                <text:p>高度なPCGモード</text:p>
              </text:list-item>
              <text:list-item>
                <text:p>スプライトのさらなる強化</text:p>
              </text:list-item>
              <text:list-item>
                <text:p>広範囲仮想空間からの切り出し表示</text:p>
              </text:list-item>
              <text:list-item>
                <text:p>Discord/X を使って詳細仕様を詰めます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Forestbird" presentation:presentation-page-layout-name="AL1T1">
        <draw:frame presentation:style-name="pr7" draw:layer="layout" svg:width="25cm" svg:height="3.5cm" svg:x="1.5cm" svg:y="3.5cm" presentation:class="title" presentation:user-transformed="true">
          <draw:text-box>
            <text:p>DEMO</text:p>
          </draw:text-box>
        </draw:frame>
        <draw:frame presentation:style-name="pr8" draw:layer="layout" svg:width="25cm" svg:height="1.5cm" svg:x="1.5cm" svg:y="8cm" presentation:class="outline" presentation:user-transformed="true">
          <draw:text-box>
            <text:list text:style-name="L2">
              <text:list-header>
                <text:p text:style-name="P7">言葉で説明するよりも、見せた方が早い！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  <style:font-face style:name="源柔ゴシック Medium" svg:font-family="'源柔ゴシック Medium'" style:font-family-generic="modern" style:font-pitch="variable"/>
    <style:font-face style:name="源柔ゴシック Medium1" svg:font-family="'源柔ゴシック Medium'" style:font-adornments="標準" style:font-family-generic="modern" style:font-pitch="variable"/>
    <style:font-face style:name="源柔ゴシック Medium2" svg:font-family="'源柔ゴシック Medium'" style:font-adornments="Regular" style:font-family-generic="modern" style:font-pitch="variable"/>
    <style:font-face style:name="源柔ゴシックP Medium" svg:font-family="'源柔ゴシックP Medium'" style:font-family-generic="modern" style:font-pitch="variable"/>
    <style:font-face style:name="源柔ゴシック等幅 Medium" svg:font-family="'源柔ゴシック等幅 Medium'" style:font-adornments="標準" style:font-family-generic="modern" style:font-pitch="fixed"/>
  </office:font-face-decls>
  <office:styles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style:font-name="源柔ゴシック Medium1" fo:font-family="'源柔ゴシック Medium'" style:font-style-name="標準" style:font-family-generic="modern" style:font-pitch="variable" fo:font-size="44pt" fo:font-weight="normal" style:font-name-asian="源柔ゴシック Medium1" style:font-family-asian="'源柔ゴシック Medium'" style:font-style-name-asian="標準" style:font-family-generic-asian="modern" style:font-pitch-asian="variable" style:font-weight-asian="normal"/>
    </style:style>
    <style:style style:name="Heading_20_A4" style:display-name="Heading A4" style:family="graphic" style:parent-style-name="A4">
      <style:graphic-properties draw:stroke="none"/>
      <style:text-properties style:font-name="源柔ゴシック Medium1" fo:font-family="'源柔ゴシック Medium'" style:font-style-name="標準" style:font-family-generic="modern" style:font-pitch="variable" fo:font-size="24pt" fo:font-weight="normal" style:font-name-asian="源柔ゴシック Medium1" style:font-family-asian="'源柔ゴシック Medium'" style:font-style-name-asian="標準" style:font-family-generic-asian="modern" style:font-pitch-asian="variable" style:font-weight-asian="normal"/>
    </style:style>
    <style:style style:name="Text_20_A4" style:display-name="Text A4" style:family="graphic" style:parent-style-name="A4">
      <style:graphic-properties draw:stroke="none"/>
      <style:text-properties style:font-name="源柔ゴシック Medium1" fo:font-family="'源柔ゴシック Medium'" style:font-style-name="標準" style:font-family-generic="modern" style:font-pitch="variable" fo:font-weight="normal" style:font-name-asian="源柔ゴシック Medium1" style:font-family-asian="'源柔ゴシック Medium'" style:font-style-name-asian="標準" style:font-family-generic-asian="modern" style:font-pitch-asian="variable" style:font-weight-asian="normal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style:font-name="源柔ゴシック Medium1" fo:font-family="'源柔ゴシック Medium'" style:font-style-name="標準" style:font-family-generic="modern" style:font-pitch="variable" fo:font-size="96pt" fo:font-weight="normal" style:font-name-asian="源柔ゴシック Medium1" style:font-family-asian="'源柔ゴシック Medium'" style:font-style-name-asian="標準" style:font-family-generic-asian="modern" style:font-pitch-asian="variable" style:font-weight-asian="normal"/>
    </style:style>
    <style:style style:name="Heading_20_A0" style:display-name="Heading A0" style:family="graphic" style:parent-style-name="A0">
      <style:graphic-properties draw:stroke="none"/>
      <style:text-properties style:font-name="源柔ゴシック等幅 Medium" fo:font-family="'源柔ゴシック等幅 Medium'" style:font-style-name="標準" style:font-family-generic="modern" style:font-pitch="fixed" fo:font-size="71.9000015258789pt" fo:font-weight="normal" style:font-name-asian="源柔ゴシック Medium1" style:font-family-asian="'源柔ゴシック Medium'" style:font-style-name-asian="標準" style:font-family-generic-asian="modern" style:font-pitch-asian="variable" style:font-weight-asian="normal"/>
    </style:style>
    <style:style style:name="Text_20_A0" style:display-name="Text A0" style:family="graphic" style:parent-style-name="A0">
      <style:graphic-properties draw:stroke="none"/>
      <style:text-properties style:font-name="源柔ゴシック Medium1" fo:font-family="'源柔ゴシック Medium'" style:font-style-name="標準" style:font-family-generic="modern" style:font-pitch="variable" fo:font-weight="normal" style:font-name-asian="源柔ゴシック等幅 Medium" style:font-family-asian="'源柔ゴシック等幅 Medium'" style:font-style-name-asian="標準" style:font-family-generic-asian="modern" style:font-pitch-asian="fixed" style:font-weight-asian="normal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9.3999996185303pt" fo:font-style="normal" fo:text-shadow="none" style:text-underline-style="none" fo:font-weight="normal" style:letter-kerning="true" fo:background-color="transparent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源柔ゴシック Medium1" fo:font-family="'源柔ゴシック Medium'" style:font-style-name="標準" style:font-family-generic="modern" style:font-pitch="variable" fo:font-size="24pt" fo:font-style="normal" fo:text-shadow="none" style:text-underline-style="none" fo:font-weight="normal" style:letter-kerning="true" fo:background-color="transparent" style:font-name-asian="源柔ゴシック Medium1" style:font-family-asian="'源柔ゴシック Medium'" style:font-style-name-asian="標準" style:font-family-generic-asian="modern" style:font-pitch-asian="variabl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源柔ゴシック Medium1" fo:font-family="'源柔ゴシック Medium'" style:font-style-name="標準" style:font-family-generic="modern" style:font-pitch="variable" fo:font-size="33pt" fo:font-style="normal" fo:text-shadow="none" style:text-underline-style="none" fo:font-weight="normal" style:letter-kerning="true" fo:background-color="transparent" style:font-name-asian="源柔ゴシック Medium1" style:font-family-asian="'源柔ゴシック Medium'" style:font-style-name-asian="標準" style:font-family-generic-asian="modern" style:font-pitch-asian="variabl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draw:stroke="none" draw:fill="solid" draw:fill-color="#9ecf6c" fo:min-height="0cm" fo:min-width="0cm" loext:decorative="false"/>
    </style:style>
    <style:style style:name="Mgr4" style:family="graphic">
      <style:graphic-properties loext:decorative="false"/>
    </style:style>
    <style:style style:name="Mgr5" style:family="graphic">
      <style:graphic-properties draw:stroke="none" draw:fill="solid" draw:fill-color="#74b531" loext:decorative="false"/>
    </style:style>
    <style:style style:name="Mgr6" style:family="graphic">
      <style:graphic-properties style:writing-mode="lr-tb" loext:decorative="false"/>
    </style:style>
    <style:style style:name="Mgr7" style:family="graphic">
      <style:graphic-properties draw:stroke="none" draw:fill="solid" draw:fill-color="#74b531" fo:min-height="0cm" fo:min-width="0cm" loext:decorative="fals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fill="none" draw:fill-color="#ffffff" fo:min-height="1.086cm" loext:decorative="false"/>
      <style:paragraph-properties style:writing-mode="lr-tb"/>
    </style:style>
    <style:style style:name="Mpr5" style:family="presentation" style:parent-style-name="Forestbird-backgroundobjects">
      <style:graphic-properties draw:fill="none" draw:fill-color="#ffffff" fo:min-height="1.484cm" loext:decorative="false"/>
      <style:paragraph-properties style:writing-mode="lr-tb"/>
    </style:style>
    <style:style style:name="Mpr6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</style:style>
    <style:style style:name="MP8" style:family="paragraph">
      <loext:graphic-properties draw:fill="solid" draw:fill-color="#74b531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  <style:master-page style:name="Forestbi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g draw:style-name="Mgr4">
  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17.841cm" svg:y="13.192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  <text:p/>
        </draw:path>
      </draw:g>
      <draw:g draw:style-name="Mgr6">
        <draw:custom-shape draw:style-name="Mgr7" draw:text-style-name="MP8" draw:layer="backgroundobjects" svg:width="0.5cm" svg:height="2.5cm" svg:x="25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7" draw:text-style-name="MP8" draw:layer="backgroundobjects" svg:width="2.5cm" svg:height="0.75cm" svg:x="24.5cm" svg:y="12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2cm" svg:height="0.75cm" svg:x="24.75cm" svg:y="1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1.5cm" svg:height="0.75cm" svg:x="25cm" svg:y="11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1cm" svg:height="0.75cm" svg:x="25.25cm" svg:y="1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6">
        <draw:custom-shape draw:style-name="Mgr7" draw:text-style-name="MP8" draw:layer="backgroundobjects" svg:width="0.5cm" svg:height="2.5cm" svg:x="22.7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7" draw:text-style-name="MP8" draw:layer="backgroundobjects" svg:width="2cm" svg:height="0.75cm" svg:x="22cm" svg:y="12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1.5cm" svg:height="0.75cm" svg:x="22.25cm" svg:y="11.7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1cm" svg:height="0.75cm" svg:x="22.5cm" svg:y="11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draw:layer="backgroundobjects" svg:width="25cm" svg:height="9.5cm" svg:x="1.5cm" svg:y="3.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Forestbird-title" draw:layer="backgroundobjects" svg:width="17cm" svg:height="9.56cm" svg:x="2cm" svg:y="2.5cm" presentation:class="page"/>
        <draw:frame presentation:style-name="Forestbi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22T06:28:06.547085100</meta:creation-date>
    <dc:date>2025-11-22T07:17:11.777538600</dc:date>
    <meta:editing-duration>PT15M46S</meta:editing-duration>
    <meta:editing-cycles>1</meta:editing-cycles>
    <meta:document-statistic meta:object-count="178"/>
    <meta:generator>LibreOffice/25.8.2.2$Windows_X86_64 LibreOffice_project/d401f2107ccab8f924a8e2df40f573aab7605b6f</meta:generator>
  </office:meta>
</office:document-meta>
</file>